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2" svg:font-family="Calibri, Calibri" style:font-family-generic="swiss"/>
    <style:font-face style:name="Calibri4" svg:font-family="Calibri, 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Calibri3" svg:font-family="Calibri, Calibri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Calibri5" svg:font-family="Calibri, Calibri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draw:auto-grow-height="true" fo:min-height="3.465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3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outline1">
      <style:graphic-properties fo:min-height="9.501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  <style:text-properties fo:color="#c9211e" loext:opacity="100%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style:font-name="Calibri" fo:font-size="26pt" style:font-size-asian="26pt" style:font-size-complex="2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font-name="Calibri" fo:font-size="24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style:font-name="Calibri"/>
    </style:style>
    <style:style style:name="T3" style:family="text">
      <style:text-properties style:font-name="Calibri" fo:font-size="26pt" style:font-size-asian="26pt" style:font-size-complex="26pt"/>
    </style:style>
    <style:style style:name="T4" style:family="text">
      <style:text-properties style:font-name="Calibri" fo:font-size="24pt" style:font-size-asian="21pt" style:font-size-complex="2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4cm" svg:height="3.465cm" svg:x="2cm" svg:y="1.5cm" presentation:class="title" presentation:user-transformed="true">
          <draw:text-box>
            <text:p text:style-name="P1"><text:span text:style-name="T1">Projet </text:span><text:span text:style-name="T2">TPR</text:span><text:span text:style-name="T1"><text:line-break/></text:span><text:span text:style-name="T1">Traçage de produits de restaurant</text:span></text:p>
          </draw:text-box>
        </draw:frame>
        <draw:frame presentation:style-name="pr2" draw:text-style-name="P4" draw:layer="layout" svg:width="24cm" svg:height="3cm" svg:x="2cm" svg:y="8.5cm" presentation:class="subtitle" presentation:user-transformed="true">
          <draw:text-box>
            <text:p text:style-name="P3"><text:span text:style-name="T3">NFA019-Projet systèmes d’information</text:span></text:p>
            <text:p text:style-name="P3"><text:span text:style-name="T3">Mise en pratique avec Java (2022-2023-Trimestre 1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2.63cm" svg:x="2cm" svg:y="0.627cm" presentation:class="title" presentation:user-transformed="true">
          <draw:text-box>
            <text:p text:style-name="P3">Contexte</text:p>
          </draw:text-box>
        </draw:frame>
        <draw:frame presentation:style-name="pr5" draw:text-style-name="P6" draw:layer="layout" svg:width="24cm" svg:height="10.5cm" svg:x="2.5cm" svg:y="3.5cm" presentation:class="outline" presentation:user-transformed="true">
          <draw:text-box>
            <text:list text:style-name="L3">
              <text:list-item>
                <text:p text:style-name="P3"><text:span text:style-name="T4">Un restaurant souhaite tracer les dates limite de consommation de ses produits et pour cela, il souhaite se doter d’une application web.</text:span></text:p>
              </text:list-item>
              <text:list-item>
                <text:p text:style-name="P3"><text:span text:style-name="T4">Un modèle conceptuel des données est réalisé à partir de l’analyse des besoins exprimés par le client ainsi</text:span></text:p>
              </text:list-item>
              <text:list-item>
                <text:p text:style-name="P3"><text:span text:style-name="T4">Le choix des outils techniques pour le développe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5cm" svg:height="3cm" svg:x="2cm" svg:y="0.5cm" presentation:class="title" presentation:user-transformed="true">
          <draw:text-box>
            <text:p>MCD</text:p>
          </draw:text-box>
        </draw:frame>
        <draw:frame presentation:style-name="pr8" draw:text-style-name="P3" draw:layer="layout" svg:width="25cm" svg:height="9.5cm" svg:x="2cm" svg:y="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5cm" svg:height="3cm" svg:x="2cm" svg:y="0.5cm" presentation:class="title" presentation:user-transformed="true">
          <draw:text-box>
            <text:p>Gestion du projet</text:p>
          </draw:text-box>
        </draw:frame>
        <draw:frame presentation:style-name="pr8" draw:text-style-name="P3" draw:layer="layout" svg:width="25cm" svg:height="9.5cm" svg:x="2cm" svg:y="4cm" presentation:class="outline" presentation:user-transformed="true">
          <draw:text-box>
            <text:list text:style-name="L3">
              <text:list-item>
                <text:p>L’équipe de développement se résumant à un développeur, une version allégée du mode Agile Scrum est choisie : le backlog devra être défini au départ du projet, un backlog de sprint avec ses User Stories à chaque nouveau sprint de 15 jours. Le jardinage du backlog sera effectué au fil de l’eau et permettra d’affiner l’analyse des User Stori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5cm" svg:height="3cm" svg:x="2cm" svg:y="0.5cm" presentation:class="title">
          <draw:text-box>
            <text:p>Choix techniques</text:p>
          </draw:text-box>
        </draw:frame>
        <draw:frame presentation:style-name="pr8" draw:text-style-name="P3" draw:layer="layout" svg:width="25cm" svg:height="9.5cm" svg:x="2cm" svg:y="4cm" presentation:class="outline" presentation:user-transformed="true">
          <draw:text-box>
            <text:list text:style-name="L3">
              <text:list-item>
                <text:p>L’architecte (Kamel) impose l’utilisation du Framework SpringBoot et l’utilisation du modèle MVC pour le côté serveur. </text:p>
              </text:list-item>
              <text:list-item>
                <text:p>Le Lead developer doit définir la hiérarchie de classe intervenant côté Serveur en respectant le modèle MVC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Pattern MVC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Modèle</text:p>
              </text:list-item>
              <text:list-item>
                <text:p>Service</text:p>
              </text:list-item>
              <text:list-item>
                <text:p>Vue</text:p>
              </text:list-item>
              <text:list-item>
                <text:p>Contrôleu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2" svg:font-family="Calibri, Calibri" style:font-family-generic="swiss"/>
    <style:font-face style:name="Calibri4" svg:font-family="Calibri, 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Calibri3" svg:font-family="Calibri, Calibri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Calibri5" svg:font-family="Calibri, Calibri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Default" style:family="graphic">
      <style:paragraph-properties fo:text-align="start" style:text-autospace="none"/>
      <style:text-properties fo:color="#000000" loext:opacity="100%" style:font-name="Calibri2" fo:font-family="Calibri, Calibri" style:font-family-generic="swiss" fo:font-size="12pt" style:font-name-asian="Calibri2" style:font-family-asian="Calibri, Calibri" style:font-family-generic-asian="swiss" style:font-size-asian="12pt" style:font-name-complex="Calibri2" style:font-family-complex="Calibri, Calibri" style:font-family-generic-complex="swiss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6</text:page-number></text:span><text:span text:style-name="MT2"><text:s/>/ </text:span><text:span text:style-name="MT2"><text:page-count>6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6</text:page-number></text:span><text:span text:style-name="MT2"><text:s/>/ </text:span><text:span text:style-name="MT2"><text:page-count>6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2T10:09:23.331000000</meta:creation-date>
    <meta:editing-duration>PT10H25M47S</meta:editing-duration>
    <meta:editing-cycles>25</meta:editing-cycles>
    <meta:generator>LibreOffice/7.1.4.2$Windows_X86_64 LibreOffice_project/a529a4fab45b75fefc5b6226684193eb000654f6</meta:generator>
    <dc:title>Impress</dc:title>
    <dc:date>2022-11-21T06:27:51.990000000</dc:date>
    <meta:document-statistic meta:object-count="58"/>
  </office:meta>
</office:document-meta>
</file>